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0pt" officeooo:rsid="00124c98" officeooo:paragraph-rsid="00124c98" style:font-size-asian="20pt" style:font-size-complex="20pt"/>
    </style:style>
    <style:style style:name="P2" style:family="paragraph" style:parent-style-name="Standard">
      <style:paragraph-properties fo:text-align="start" style:justify-single-word="false"/>
      <style:text-properties fo:font-size="20pt" officeooo:rsid="001406f4" officeooo:paragraph-rsid="001406f4" style:font-size-asian="20pt" style:font-size-complex="20pt"/>
    </style:style>
    <style:style style:name="P3" style:family="paragraph" style:parent-style-name="Standard">
      <style:paragraph-properties fo:text-align="start" style:justify-single-word="false"/>
      <style:text-properties fo:font-size="20pt" officeooo:rsid="00156514" officeooo:paragraph-rsid="00156514" style:font-size-asian="20pt" style:font-size-complex="20pt"/>
    </style:style>
    <style:style style:name="P4" style:family="paragraph" style:parent-style-name="Standard">
      <style:paragraph-properties fo:text-align="start" style:justify-single-word="false"/>
      <style:text-properties fo:font-size="20pt" officeooo:rsid="00156514" officeooo:paragraph-rsid="00167378" style:font-size-asian="20pt" style:font-size-complex="20pt"/>
    </style:style>
    <style:style style:name="P5" style:family="paragraph" style:parent-style-name="Standard">
      <style:paragraph-properties fo:text-align="start" style:justify-single-word="false"/>
      <style:text-properties fo:font-size="20pt" officeooo:rsid="00167378" officeooo:paragraph-rsid="00167378" style:font-size-asian="20pt" style:font-size-complex="20pt"/>
    </style:style>
    <style:style style:name="P6" style:family="paragraph" style:parent-style-name="Standard">
      <style:paragraph-properties fo:text-align="start" style:justify-single-word="false"/>
      <style:text-properties fo:font-size="16pt" officeooo:rsid="00124c98" officeooo:paragraph-rsid="00124c98" style:font-size-asian="14pt" style:font-size-complex="16pt"/>
    </style:style>
    <style:style style:name="P7" style:family="paragraph" style:parent-style-name="Standard">
      <style:paragraph-properties fo:text-align="start" style:justify-single-word="false"/>
      <style:text-properties fo:font-size="48pt" officeooo:rsid="00124c98" officeooo:paragraph-rsid="00124c98" style:font-size-asian="48pt" style:font-size-complex="48pt"/>
    </style:style>
    <style:style style:name="P8" style:family="paragraph" style:parent-style-name="Standard">
      <style:paragraph-properties fo:text-align="start" style:justify-single-word="false"/>
      <style:text-properties fo:font-size="36pt" officeooo:rsid="00124c98" officeooo:paragraph-rsid="00124c98" style:font-size-asian="36pt" style:font-size-complex="36pt"/>
    </style:style>
    <style:style style:name="P9" style:family="paragraph" style:parent-style-name="Standard">
      <style:paragraph-properties fo:text-align="center" style:justify-single-word="false"/>
      <style:text-properties fo:font-size="60pt" officeooo:rsid="00124c98" officeooo:paragraph-rsid="00124c98" style:font-size-asian="60pt" style:font-size-complex="60pt"/>
    </style:style>
    <style:style style:name="P10" style:family="paragraph" style:parent-style-name="Standard">
      <style:paragraph-properties fo:text-align="start" style:justify-single-word="false"/>
      <style:text-properties fo:font-size="44pt" officeooo:rsid="001382ea" officeooo:paragraph-rsid="001382ea" style:font-size-asian="44pt" style:font-size-complex="44pt"/>
    </style:style>
    <style:style style:name="P11" style:family="paragraph" style:parent-style-name="Standard">
      <style:paragraph-properties fo:text-align="center" style:justify-single-word="false"/>
      <style:text-properties fo:font-size="44pt" officeooo:rsid="00167378" officeooo:paragraph-rsid="00167378" style:font-size-asian="44pt" style:font-size-complex="44pt"/>
    </style:style>
    <style:style style:name="P12" style:family="paragraph" style:parent-style-name="Standard">
      <style:paragraph-properties fo:text-align="start" style:justify-single-word="false"/>
      <style:text-properties fo:font-size="44pt" officeooo:rsid="00156514" officeooo:paragraph-rsid="00156514" style:font-size-asian="44pt" style:font-size-complex="44pt"/>
    </style:style>
    <style:style style:name="P13" style:family="paragraph" style:parent-style-name="Standard">
      <style:paragraph-properties fo:text-align="start" style:justify-single-word="false"/>
      <style:text-properties fo:font-size="40pt" officeooo:rsid="001406f4" officeooo:paragraph-rsid="001406f4" style:font-size-asian="40pt" style:font-size-complex="40pt"/>
    </style:style>
    <style:style style:name="P14" style:family="paragraph" style:parent-style-name="Standard">
      <style:paragraph-properties fo:text-align="start" style:justify-single-word="false"/>
      <style:text-properties fo:font-size="40pt" officeooo:rsid="00156514" officeooo:paragraph-rsid="00156514" style:font-size-asian="40pt" style:font-size-complex="40pt"/>
    </style:style>
    <style:style style:name="P15" style:family="paragraph" style:parent-style-name="Standard">
      <style:paragraph-properties fo:text-align="start" style:justify-single-word="false"/>
      <style:text-properties fo:font-size="32pt" officeooo:rsid="00167378" officeooo:paragraph-rsid="00167378" style:font-size-asian="32pt" style:font-size-complex="32pt"/>
    </style:style>
    <style:style style:name="P16" style:family="paragraph" style:parent-style-name="Standard">
      <style:paragraph-properties fo:text-align="start" style:justify-single-word="false"/>
      <style:text-properties fo:font-size="32pt" officeooo:rsid="00156514" officeooo:paragraph-rsid="00156514" style:font-size-asian="32pt" style:font-size-complex="32pt"/>
    </style:style>
    <style:style style:name="P17" style:family="paragraph" style:parent-style-name="Standard">
      <style:paragraph-properties fo:text-align="start" style:justify-single-word="false"/>
      <style:text-properties fo:font-size="14pt" officeooo:rsid="00156514" officeooo:paragraph-rsid="00167378" style:font-size-asian="14pt" style:font-size-complex="14pt"/>
    </style:style>
    <style:style style:name="T1" style:family="text">
      <style:text-properties officeooo:rsid="001382ea"/>
    </style:style>
    <style:style style:name="T2" style:family="text">
      <style:text-properties fo:font-size="14pt" style:font-size-asian="14pt" style:font-size-complex="14pt"/>
    </style:style>
    <style:style style:name="T3" style:family="text">
      <style:text-properties fo:font-size="14pt" officeooo:rsid="00167378" style:font-size-asian="14pt" style:font-size-complex="14pt"/>
    </style:style>
    <style:style style:name="T4" style:family="text">
      <style:text-properties officeooo:rsid="001673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 Report</text:p>
      <text:p text:style-name="P7"/>
      <text:p text:style-name="P6"/>
      <text:p text:style-name="P8">Track-Server Designing using Flask</text:p>
      <text:p text:style-name="P8"/>
      <text:p text:style-name="P8">Server name- My Profile</text:p>
      <text:p text:style-name="P8"/>
      <text:p text:style-name="P6"/>
      <text:p text:style-name="P10">Project Outline:</text:p>
      <text:p text:style-name="P1">Our project is a login module which helps the users to create their Profiles in our database.By logging in the users can view their basic details like their name,email id,DOB,batch.They also get their default profile picture which they can update later.The new profile picture is then saved to our database.<text:span text:style-name="T1">If the user does not have an account,he can also register and the data used to register directly gets saved to the database.While registering we cannot use an already taken username and Email id.The validators will check if the given data is valid or not.There is an About page which gives the contact info of the developers.There are Register and Login page from where we </text:span><text:soft-page-break/><text:span text:style-name="T1">can Register and login.The account page will display your Profile.</text:span></text:p>
      <text:p text:style-name="P1"/>
      <text:p text:style-name="P1"/>
      <text:p text:style-name="P13">Steps-</text:p>
      <text:p text:style-name="P2">1)We created a virtual environment first,which is more advantageous for projects like this.</text:p>
      <text:p text:style-name="P2">2)We learnt Flask which is the web framework we used to design our web page from flask tutorials and also the original flask documentation</text:p>
      <text:p text:style-name="P2">3)We learnt about the WT forms which is a module under Flask.It is used in making the forms</text:p>
      <text:p text:style-name="P2">4)We linked our database and the page using SqlAlchemy which is also a feature of Flask</text:p>
      <text:p text:style-name="P2">5)We used bcrypt module to secure all the passwords that are entered in our database.Its a hashing algorithm</text:p>
      <text:p text:style-name="P2">6)We packaged it by creating different folders which helped us for circular import.</text:p>
      <text:p text:style-name="P2"/>
      <text:p text:style-name="P2"/>
      <text:p text:style-name="P14">Conclusion</text:p>
      <text:p text:style-name="P3">1)By this we learnt the web framework Flask.</text:p>
      <text:p text:style-name="P3">2)We also understood object oriented programming which is going to be very useful for us.</text:p>
      <text:p text:style-name="P3">3)We learnt file handling,html and other things which will help us for other projects.</text:p>
      <text:p text:style-name="P3">4)We learnt how to create a database in sqlite.</text:p>
      <text:p text:style-name="P3"><text:soft-page-break/>5)Through teamwork this project was successful</text:p>
      <text:p text:style-name="P16">References:</text:p>
      <text:p text:style-name="P3"/>
      <text:p text:style-name="P3">1)<text:a xlink:type="simple" xlink:href="https://www.youtube.com/watch?v=MwZwr5Tvyxo&amp;list=PL-osiE80TeTs4UjLw5MM6OjgkjFeUxCYH" text:style-name="Internet_20_link" text:visited-style-name="Visited_20_Internet_20_Link"><text:span text:style-name="T2">https://www.youtube.com/watch?v=MwZwr5Tvyxo&amp;list=PL-osiE80TeTs4UjLw5MM6OjgkjFeUxCYH</text:span></text:a></text:p>
      <text:p text:style-name="P3"/>
      <text:p text:style-name="P4">2)<text:span text:style-name="T4">The css and the classes of bootstrap that was used in our Project- </text:span><text:a xlink:type="simple" xlink:href="https://github.com/CoreyMSchafer/code_snippets/blob/master/Python/Flask_Blog/02-Templates/static/main.css" text:style-name="Internet_20_link" text:visited-style-name="Visited_20_Internet_20_Link"><text:span text:style-name="T3">https://github.com/CoreyMSchafer/code_snippets/blob/master/Python/Flask_Blog/02-Templates/static/main.css</text:span></text:a></text:p>
      <text:p text:style-name="P17"/>
      <text:p text:style-name="P5">3)<text:a xlink:type="simple" xlink:href="http://flask.pocoo.org/" text:style-name="Internet_20_link" text:visited-style-name="Visited_20_Internet_20_Link">http://flask.pocoo.org/</text:a></text:p>
      <text:p text:style-name="P5"/>
      <text:p text:style-name="P5"/>
      <text:p text:style-name="P15">Team members</text:p>
      <text:p text:style-name="P5"/>
      <text:p text:style-name="P5">1)Anvit Patil-IMT2018503</text:p>
      <text:p text:style-name="P5">2)Pavan Sudeesh Peruru-IMT2018517</text:p>
      <text:p text:style-name="P5">3)Sashank kadiyala-Imt2018064</text:p>
      <text:p text:style-name="P5"/>
      <text:p text:style-name="P5"/>
      <text:p text:style-name="P5"/>
      <text:p text:style-name="P5"/>
      <text:p text:style-name="P5"/>
      <text:p text:style-name="P11">THANK YOU</text:p>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22:37:24.737183897</meta:creation-date>
    <dc:date>2018-12-01T23:25:38.234803147</dc:date>
    <meta:editing-duration>PT7M32S</meta:editing-duration>
    <meta:editing-cycles>1</meta:editing-cycles>
    <meta:document-statistic meta:table-count="0" meta:image-count="0" meta:object-count="0" meta:page-count="3" meta:paragraph-count="27" meta:word-count="320" meta:character-count="2161" meta:non-whitespace-character-count="1868"/>
    <meta:generator>LibreOffice/6.0.6.2$Linux_X86_64 LibreOffice_project/00m0$Build-2</meta:generator>
  </office:meta>
</office:document-meta>
</file>